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98cm" table:align="left"/>
    </style:style>
    <style:style style:name="Table1.A" style:family="table-column">
      <style:table-column-properties style:column-width="3.598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3.598cm" table:align="left"/>
    </style:style>
    <style:style style:name="Table2.A" style:family="table-column">
      <style:table-column-properties style:column-width="3.598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0e95"/>
    </style:style>
    <style:style style:name="P3" style:family="paragraph" style:parent-style-name="Standard">
      <style:paragraph-properties fo:text-align="justify" style:justify-single-word="false"/>
      <style:text-properties officeooo:paragraph-rsid="00103f0e"/>
    </style:style>
    <style:style style:name="P4" style:family="paragraph" style:parent-style-name="Standard">
      <style:paragraph-properties fo:text-align="justify" style:justify-single-word="false"/>
      <style:text-properties officeooo:rsid="00100e95" officeooo:paragraph-rsid="00103f0e"/>
    </style:style>
    <style:style style:name="P5" style:family="paragraph" style:parent-style-name="Standard">
      <style:paragraph-properties fo:text-align="start" style:justify-single-word="false"/>
      <style:text-properties officeooo:paragraph-rsid="00100e95"/>
    </style:style>
    <style:style style:name="P6" style:family="paragraph" style:parent-style-name="Standard">
      <style:paragraph-properties fo:text-align="start" style:justify-single-word="false"/>
      <style:text-properties officeooo:paragraph-rsid="00103f0e"/>
    </style:style>
    <style:style style:name="P7" style:family="paragraph" style:parent-style-name="Table_20_Contents">
      <style:paragraph-properties fo:text-align="start" style:justify-single-word="false"/>
      <style:text-properties officeooo:paragraph-rsid="00103f0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103f0e" officeooo:paragraph-rsid="00103f0e"/>
    </style:style>
    <style:style style:name="P10" style:family="paragraph" style:parent-style-name="Standard">
      <style:paragraph-properties fo:text-align="justify" style:justify-single-word="false"/>
    </style:style>
    <style:style style:name="T1" style:family="text">
      <style:text-properties officeooo:rsid="00100e95"/>
    </style:style>
    <style:style style:name="T2" style:family="text">
      <style:text-properties officeooo:rsid="00103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Suponha o seguinte cenário:</text:p>
      <text:p text:style-name="P1">• Um ponto de acesso está configurado com o SSID "Sith", no canal 3</text:p>
      <text:p text:style-name="P1">• Um segundo ponto de acesso, perto do primeiro, está configurado com o SSDI "Jedi", no canal 7</text:p>
      <text:p text:style-name="P1">• Um utilizador configura a sua placa Wi-Fi no modo de monitoria no canal 5</text:p>
      <text:p text:style-name="P1">• O utilizador ativa o Wireshark nessa placa de rede, em modo de monitoria</text:p>
      <text:p text:style-name="P1">De que SSID(s) é o utilizador capaz de capturar tráfego?</text:p>
      <text:p text:style-name="P1"/>
      <text:p text:style-name="P1">a. "Sith" only</text:p>
      <text:p text:style-name="P1">b. "Jedi" only</text:p>
      <text:p text:style-name="P1">c. None, because the user is on a different channel than any of the access</text:p>
      <text:p text:style-name="P1">points.</text:p>
      <text:p text:style-name="P1">d. Both "Sith" and "Jedi"</text:p>
      <text:p text:style-name="P1"/>
      <text:p text:style-name="P1"/>
      <text:p text:style-name="P1"><text:span text:style-name="T2">2) </text:span><text:span text:style-name="T1">N</text:span>a arquitetura 5G, o gNB liga-se a que entidade(s) do lado da da rede core?</text:p>
      <text:p text:style-name="P1">a. AUSF</text:p>
      <text:p text:style-name="P1">b. NRF</text:p>
      <text:p text:style-name="P1">C. UDR</text:p>
      <text:p text:style-name="P1">d. UDM</text:p>
      <text:p text:style-name="P1">e. SMF</text:p>
      <text:p text:style-name="P1">f. AMF and UPF</text:p>
      <text:p text:style-name="P1"><text:span text:style-name="T1">g</text:span>. PCF</text:p>
      <text:p text:style-name="P1">h. NSSF</text:p>
      <text:p text:style-name="P1"/>
      <text:p text:style-name="P1"/>
      <text:p text:style-name="P1"/>
      <text:p text:style-name="P1"><text:span text:style-name="T2">3) </text:span>Neste cenário, a STA_A envia um pacote com destino à STA_B. Considere que existe um terceiro terminal (i.e., STA_C) que consegue capturar o pacote que sai do AP_1 em direção ao AP_2. Faça a correspondência entre os seguintes endereços e o conteúdo dos campos de endereços desse pacote.</text:p>
      <text:p text:style-name="P1"/>
      <text:p text:style-name="P1">Address 2 <text:tab/><text:span text:style-name="T1">STA_A</text:span></text:p>
      <text:p text:style-name="P1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1"/>
      <text:p text:style-name="P1"/>
      <text:p text:style-name="P2">Address 3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/>
      <text:p text:style-name="P2">Address 4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/>
      <text:p text:style-name="P2">Address 1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><text:soft-page-break/><text:span text:style-name="T2">4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2"/>
      <text:p text:style-name="P3">Scanning</text:p>
      <text:p text:style-name="P3">Association</text:p>
      <text:p text:style-name="P4">Authentication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><text:span text:style-name="T2">5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5"/>
      <text:p text:style-name="P9">Page</text:p>
      <text:p text:style-name="P9">Park</text:p>
      <text:p text:style-name="P9">Standby</text:p>
      <text:p text:style-name="P9">Inquire</text:p>
      <text:p text:style-name="P9">Connected</text:p>
      <text:p text:style-name="P9">Hold</text:p>
      <text:p text:style-name="P9">Sniff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3:32:31.176155556</meta:creation-date>
    <dc:date>2023-11-21T15:49:21.445960165</dc:date>
    <meta:editing-duration>PT1H22M4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49" meta:word-count="330" meta:character-count="1804" meta:non-whitespace-character-count="1495"/>
  </office:meta>
</office:document-meta>
</file>